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3"/>
    <style:style style:name="ce30" style:family="table-cell" style:parent-style-name="Default" style:data-style-name="N115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3.01029995663981" calcext:value-type="float">
            <text:p>3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SUM([.C35:.C39])+10*LOG10([.C33]/[.C34])" office:value-type="float" office:value="1.60273974566038" calcext:value-type="float">
            <text:p>1.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7:35:16.981938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1-04-09T17:35:46.478983459</dc:date>
    <meta:editing-duration>P3DT15H24M10S</meta:editing-duration>
    <meta:editing-cycles>77</meta:editing-cycles>
    <meta:generator>LibreOffice/6.0.7.3$Linux_X86_64 LibreOffice_project/00m0$Build-3</meta:generator>
    <meta:document-statistic meta:table-count="8" meta:cell-count="677" meta:object-count="0"/>
  </office:meta>
</office:document-meta>
</file>